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23/07/2021</text:span></text:p>
      <text:p text:style-name="P9"/>
      <text:p text:style-name="P10">RECIBI CONFORME</text:p>
      <text:p text:style-name="P9"/>
      <text:p text:style-name="P11">CLIENTE: PEREZ CHANCO, FREDI GREGORIO</text:p>
      <text:p text:style-name="P12">CANT. TOTAL DE CAJAS: 6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2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>GALLINA ROJA</text:p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>4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ECONOFLETE</text:span></text:p>
      <text:p text:style-name="P5"><text:span text:style-name="T1">Destino: </text:span><text:span text:style-name="T3">CAÑETE</text:span></text:p>
      <text:p text:style-name="P5"/>
      <text:p text:style-name="P5">Recojo: <text:span text:style-name="T3">PEREZ CHANCO, FREDI GREGORIO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7-22T17:28:12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